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ValueResolver.EmbeddedValueResolver( Configur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ValueResolver.resolveStringValue( String str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